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2.197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2.2661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1.05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117">
      <style:table-cell-properties fo:border-bottom="0.0413in double #000000" style:border-line-width-bottom="0.0138in 0.0138in 0.0138in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117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7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17"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12"/>
        <table:table-column table:style-name="co4" table:default-cell-style-name="ce4"/>
        <table:table-column table:style-name="co5" table:default-cell-style-name="ce8"/>
        <table:table-column table:style-name="co4" table:number-columns-repeated="1018" table:default-cell-style-name="ce4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Scenario Title</text:p>
          </table:table-cell>
          <table:table-cell table:style-name="ce1" office:value-type="string">
            <text:p>Tester</text:p>
          </table:table-cell>
          <table:table-cell table:style-name="ce9" office:value-type="string">
            <text:p>Date</text:p>
          </table:table-cell>
          <table:table-cell table:style-name="ce1" office:value-type="string">
            <text:p>Result</text:p>
          </table:table-cell>
          <table:table-cell table:style-name="ce5" office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6" office:value-type="string">
            <text:p>Member should be found when searched for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7" office:value-type="string">
            <text:p>Member update page should show information for the correct member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Basic member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7" office:value-type="string">
            <text:p>Error occurs if user tries to enter data other than a date into 'Update Member Info' page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Member mailing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Member listing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7" office:value-type="string">
            <text:p>Multiple mailing information fields can be updated at once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7" office:value-type="string">
            <text:p>IPG member can get to their own manage account pag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can access their own update member info pag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first name field on the update form cannot be empty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7" office:value-type="string">
            <text:p>IPG member can successfully edit their business nam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can successfully edit their listing address stat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7" office:value-type="string">
            <text:p>User can click to see search map without typing in a location.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7" office:value-type="string">
            <text:p>User can type in location and have search map centered there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7" office:value-type="string">
            <text:p>If user types in invalid location at the homepage, map opens up centered near Salem, Or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7" office:value-type="string">
            <text:p>On search map page, if user clicks on search without a location, map centers at Salem, OR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7" office:value-type="string">
            <text:p>When a marker appears on the map, a result listing is shown below the map.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to select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of expired members and it contains a member who is expired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of near expiring members and it contains a member who is near expiring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of new members and it contains a member who is new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318">
            <text:p>318</text:p>
          </table:table-cell>
          <table:table-cell table:style-name="ce7" office:value-type="string">
            <text:p>Confirm that if a member's expiration date is set, then report will reflect that member as having expired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6" table:number-rows-repeated="7">
          <table:table-cell table:style-name="ce3"/>
          <table:table-cell table:style-name="ce7"/>
          <table:table-cell table:style-name="ce3"/>
          <table:table-cell table:style-name="ce11"/>
          <table:table-cell table:style-name="ce3"/>
          <table:table-cell table:style-name="ce7"/>
          <table:table-cell table:number-columns-repeated="1018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P0" style:volatile="true">
      <number:month/>
      <number:text>/</number:text>
      <number:day/>
      <number:text>/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1445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6/10/2017</text:date>, <text:time>14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StarTech</text:span></text:p>
        <text:p><text:span text:style-name="MT1">Integration Test Panel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14:38:49.36</dc:date>
    <meta:generator>OpenOffice/4.1.3$Win32 OpenOffice.org_project/413m1$Build-9783</meta:generator>
    <meta:editing-duration>PT12M57S</meta:editing-duration>
    <meta:editing-cycles>4</meta:editing-cycles>
    <meta:document-statistic meta:table-count="1" meta:cell-count="116" meta:object-count="0"/>
  </office:meta>
</office:document-meta>
</file>